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indent="0cm" style:auto-text-indent="false">
        <style:tab-stops>
          <style:tab-stop style:position="-0.026cm"/>
        </style:tab-stops>
      </style:paragraph-properties>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2">
      <style:text-properties fo:font-weight="bold" style:font-weight-asian="bold" style:font-weight-complex="bold"/>
    </style:style>
    <style:style style:name="P6" style:family="paragraph" style:parent-style-name="Standard" style:list-style-name="L2">
      <style:text-propertie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list-style-name="L2">
      <style:text-properties fo:font-size="12pt" style:text-underline-style="none" fo:font-weight="bold" style:font-size-asian="10.5pt" style:font-weight-asian="bold" style:font-size-complex="12pt" style:font-weight-complex="bold"/>
    </style:style>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6">
      <style:paragraph-properties fo:margin-left="2.501cm" fo:margin-right="0cm" fo:text-indent="-0.635cm" style:auto-text-indent="false">
        <style:tab-stops>
          <style:tab-stop style:position="-0.026cm"/>
        </style:tab-stops>
      </style:paragraph-properties>
      <style:text-properties fo:font-weight="bold" style:font-weight-asian="bold" style:font-weight-complex="bold"/>
    </style:style>
    <style:style style:name="P13" style:family="paragraph" style:parent-style-name="Standard" style:list-style-name="L6">
      <style:paragraph-properties fo:margin-left="2.501cm" fo:margin-right="0cm" fo:text-indent="-0.053cm" style:auto-text-indent="false">
        <style:tab-stops>
          <style:tab-stop style:position="-0.053cm"/>
        </style:tab-stops>
      </style:paragraph-properties>
      <style:text-properties fo:font-weight="normal" style:font-weight-asian="normal" style:font-weight-complex="normal"/>
    </style:style>
    <style:style style:name="P14" style:family="paragraph" style:parent-style-name="Standard" style:list-style-name="L7">
      <style:paragraph-properties fo:margin-left="0cm" fo:margin-right="0cm" fo:text-indent="0cm" style:auto-text-indent="false">
        <style:tab-stops>
          <style:tab-stop style:position="-0.026cm"/>
        </style:tab-stops>
      </style:paragraph-properties>
    </style:style>
    <style:style style:name="P15" style:family="paragraph" style:parent-style-name="Standard" style:list-style-name="L8">
      <style:paragraph-properties fo:margin-left="0cm" fo:margin-right="0cm" fo:text-indent="0cm" style:auto-text-indent="false">
        <style:tab-stops>
          <style:tab-stop style:position="-0.026cm"/>
        </style:tab-stops>
      </style:paragraph-properties>
    </style:style>
    <style:style style:name="T1" style:family="text">
      <style:text-properties fo:font-weight="bold" style:font-weight-asian="bold" style:font-weight-complex="bold"/>
    </style:style>
    <style:style style:name="T2" style:family="text">
      <style:text-properties fo:font-size="15pt" style:text-underline-style="solid" style:text-underline-width="auto" style:text-underline-color="font-color" fo:font-weight="bold" style:font-size-asian="15pt" style:font-weight-asian="bold" style:font-size-complex="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 DIREM A CADA DIAPOSITIVA</text:p>
      <text:p text:style-name="Standard"/>
      <text:p text:style-name="Standard">DIAPO 1 </text:p>
      <text:p text:style-name="Standard"><text:tab/>→ Presentació dels components del grup i les tasques de cadascú.</text:p>
      <text:p text:style-name="Standard"><text:tab/>→ Comentar l'ús del repositori git.</text:p>
      <text:p text:style-name="Standard"/>
      <text:p text:style-name="Standard">DIAPO 2</text:p>
      <text:p text:style-name="Standard"><text:tab/>→ Presentació del problema. </text:p>
      <text:list xml:id="list3914813461" text:style-name="L1">
        <text:list-item>
          <text:list>
            <text:list-item>
              <text:list>
                <text:list-item>
                  <text:p text:style-name="P3">Resumir breument l'enunciat</text:p>
                </text:list-item>
                <text:list-item>
                  <text:p text:style-name="P3">Comentar a grans trets en què es divideix el problema (mirar diapo).</text:p>
                </text:list-item>
              </text:list>
            </text:list-item>
          </text:list>
        </text:list-item>
      </text:list>
      <text:p text:style-name="Standard"/>
      <text:p text:style-name="Standard">DIAPO 3</text:p>
      <text:p text:style-name="Standard"><text:tab/>→ Comentar resolució del problema</text:p>
      <text:list xml:id="list630889216" text:style-name="L2">
        <text:list-item>
          <text:list>
            <text:list-item>
              <text:list>
                <text:list-item>
                  <text:p text:style-name="P4"><text:span text:style-name="T2">Gestió de dades:</text:span> </text:p>
                  <text:p text:style-name="P5">La gestió de les dades de la nostra aplicació té 3 apartats diferents:</text:p>
                </text:list-item>
              </text:list>
            </text:list-item>
          </text:list>
        </text:list-item>
      </text:list>
      <text:p text:style-name="P1"><text:tab/><text:tab/>COM EMMAGATZEMAR-LES:</text:p>
      <text:list xml:id="list915805382" text:continue-numbering="true" text:style-name="L2">
        <text:list-item>
          <text:list>
            <text:list-item>
              <text:list>
                <text:list-item>
                  <text:list>
                    <text:list-item>
                      <text:p text:style-name="P4">Comentem l'ús del yaml</text:p>
                      <text:list>
                        <text:list-item>
                          <text:p text:style-name="P4">parser</text:p>
                          <text:p text:style-name="P4"/>
                        </text:list-item>
                      </text:list>
                    </text:list-item>
                  </text:list>
                </text:list-item>
              </text:list>
            </text:list-item>
          </text:list>
        </text:list-item>
      </text:list>
      <text:p text:style-name="Standard"><text:tab/><text:tab/><text:span text:style-name="T1">COM TREBALLAR AMB ELLES</text:span></text:p>
      <text:list xml:id="list1235770672" text:continue-numbering="true" text:style-name="L2">
        <text:list-item>
          <text:list>
            <text:list-item>
              <text:list>
                <text:list-item>
                  <text:list>
                    <text:list-item>
                      <text:p text:style-name="P4">Creació de les estructures de dades</text:p>
                    </text:list-item>
                  </text:list>
                </text:list-item>
              </text:list>
            </text:list-item>
          </text:list>
        </text:list-item>
      </text:list>
      <text:p text:style-name="Standard"/>
      <text:p text:style-name="Standard"><text:tab/><text:tab/><text:span text:style-name="T1">COM MODIFICAR-LES FÀCILMENT</text:span></text:p>
      <text:list xml:id="list969511702" text:continue-numbering="true" text:style-name="L2">
        <text:list-item>
          <text:list>
            <text:list-item>
              <text:list>
                <text:list-item>
                  <text:list>
                    <text:list-item>
                      <text:p text:style-name="P4">Edició de les dades mitjançant el transEditor</text:p>
                      <text:list>
                        <text:list-item>
                          <text:p text:style-name="P4">què es pot fer amb el transEditor?</text:p>
                          <text:p text:style-name="P4"/>
                        </text:list-item>
                      </text:list>
                    </text:list-item>
                  </text:list>
                </text:list-item>
                <text:list-item>
                  <text:p text:style-name="P6">Cerca del camí òptim</text:p>
                  <text:p text:style-name="P7">La part principal de l'aplicació és trobar el cami:</text:p>
                  <text:p text:style-name="P7">Com ho fem:</text:p>
                  <text:list>
                    <text:list-item>
                      <text:p text:style-name="P4">Algorisme A*</text:p>
                    </text:list-item>
                  </text:list>
                </text:list-item>
              </text:list>
            </text:list-item>
          </text:list>
        </text:list-item>
      </text:list>
      <text:p text:style-name="Standard"><text:tab/><text:tab/><text:span text:style-name="T1">Que tenim en compte:</text:span></text:p>
      <text:list xml:id="list795396818" text:continue-numbering="true" text:style-name="L2">
        <text:list-item>
          <text:list>
            <text:list-item>
              <text:list>
                <text:list-item>
                  <text:list>
                    <text:list-item>
                      <text:p text:style-name="P4">Restriccions sobre el camí</text:p>
                      <text:p text:style-name="P4"/>
                    </text:list-item>
                  </text:list>
                </text:list-item>
                <text:list-item>
                  <text:p text:style-name="P6">Interacció amb l'usuari</text:p>
                  <text:p text:style-name="P5">Tenim dues opcions:</text:p>
                  <text:list>
                    <text:list-item>
                      <text:p text:style-name="P4">Transpublic</text:p>
                      <text:list>
                        <text:list-item>
                          <text:p text:style-name="P4">té mapa DINÀMIC i entrada de dades</text:p>
                        </text:list-item>
                        <text:list-item>
                          <text:p text:style-name="P4">el mapa serveix per mostrar el resultat o per seleccionar origen/desti</text:p>
                        </text:list-item>
                        <text:list-item>
                          <text:p text:style-name="P4">Ho hem fet amb la llibreria pyQt4</text:p>
                        </text:list-item>
                      </text:list>
                    </text:list-item>
                    <text:list-item>
                      <text:p text:style-name="P4">Consola</text:p>
                    </text:list-item>
                  </text:list>
                </text:list-item>
              </text:list>
            </text:list-item>
          </text:list>
        </text:list-item>
      </text:list>
      <text:p text:style-name="Standard"/>
      <text:p text:style-name="Standard">DIAPO 4</text:p>
      <text:p text:style-name="Standard"><text:tab/>→ Justificació de les nostres solucions</text:p>
      <text:list xml:id="list193000210" text:style-name="L3">
        <text:list-item>
          <text:list>
            <text:list-item>
              <text:list>
                <text:list-item>
                  <text:p text:style-name="P8">El perquè de l'ús del .yaml</text:p>
                  <text:list>
                    <text:list-item>
                      <text:p text:style-name="P8">hem de dir que és fàcil accedir a les dades</text:p>
                    </text:list-item>
                    <text:list-item>
                      <text:p text:style-name="P8">Fàcil d'organitzar les instancies en classes diferents</text:p>
                    </text:list-item>
                  </text:list>
                </text:list-item>
                <text:list-item>
                  <text:p text:style-name="P8">Editor de transports</text:p>
                  <text:list>
                    <text:list-item>
                      <text:p text:style-name="P8">Facilitat per crear noves estacions i línies</text:p>
                    </text:list-item>
                    <text:list-item>
                      <text:p text:style-name="P8">aixi podem optar a la part opcional de afegir linies de transports</text:p>
                    </text:list-item>
                    <text:list-item>
                      <text:p text:style-name="P8">Amb això podem crear transports completament nous, per tant es podria crear el <text:soft-page-break/>metro de barcelona si es volgués i funcionaria perfectament.</text:p>
                    </text:list-item>
                  </text:list>
                </text:list-item>
              </text:list>
            </text:list-item>
          </text:list>
        </text:list-item>
      </text:list>
      <text:list xml:id="list75895598" text:style-name="L4">
        <text:list-item>
          <text:list>
            <text:list-item>
              <text:list>
                <text:list-item>
                  <text:p text:style-name="P9">Ús de l'arlgorisme A*</text:p>
                  <text:list>
                    <text:list-item>
                      <text:p text:style-name="P9">Esmentar que té en compte el cost acumulat del camí i que per això l'hem tingut en compte.</text:p>
                    </text:list-item>
                  </text:list>
                </text:list-item>
              </text:list>
            </text:list-item>
          </text:list>
        </text:list-item>
      </text:list>
      <text:list xml:id="list483636904" text:style-name="L5">
        <text:list-item>
          <text:list>
            <text:list-item>
              <text:list>
                <text:list-item>
                  <text:p text:style-name="P10">Interfície gràfica</text:p>
                  <text:list>
                    <text:list-item>
                      <text:p text:style-name="P10">Entrada de dades senzilla per l'usuari i resultats es mostren de forma molt visual.</text:p>
                    </text:list-item>
                  </text:list>
                </text:list-item>
              </text:list>
            </text:list-item>
          </text:list>
        </text:list-item>
      </text:list>
      <text:p text:style-name="Standard"/>
      <text:p text:style-name="Standard">DIAPO 5</text:p>
      <text:p text:style-name="Standard"><text:tab/>→ Comentar els problemes que han sorgit durant la realització del projecte</text:p>
      <text:p text:style-name="Standard"/>
      <text:list xml:id="list1042998578" text:style-name="L6">
        <text:list-item>
          <text:list>
            <text:list-item>
              <text:list>
                <text:list-item>
                  <text:p text:style-name="P11"><text:span text:style-name="T1">Problema de les estacions repetides als fitxers .txt proporcion</text:span>ats.</text:p>
                </text:list-item>
              </text:list>
            </text:list-item>
          </text:list>
        </text:list-item>
      </text:list>
      <text:p text:style-name="Standard"><text:tab/><text:tab/>La seva representació de les dades considera una estació amb dues linies com a dos <text:tab/><text:tab/>estacions diferents amb connexions diferents.</text:p>
      <text:list xml:id="list523849802" text:continue-numbering="true" text:style-name="L6">
        <text:list-item>
          <text:list>
            <text:list-item>
              <text:list>
                <text:list-item>
                  <text:list>
                    <text:list-item>
                      <text:p text:style-name="P11">La solució va ser unificarles en una sola estació i agrupar els seus links. </text:p>
                      <text:list>
                        <text:list-item>
                          <text:p text:style-name="P11">Això ho fa el parser.</text:p>
                          <text:p text:style-name="P11"/>
                        </text:list-item>
                        <text:list-item>
                          <text:p text:style-name="P12">Problema per representar la llista de l'algorisme A estrella en llistes de python</text:p>
                          <text:list>
                            <text:list-item>
                              <text:list>
                                <text:list-item>
                                  <text:list>
                                    <text:list-item>
                                      <text:list>
                                        <text:list-item>
                                          <text:list>
                                            <text:list-header>
                                              <text:p text:style-name="P13">Quan volíem treballar amb l'algorisme A estrella ens vam adonar que, la representació era molt complexa i que no seria possible fer-ho amb llistes de python, com teníem pensat en un principi. Això va fer que replantegéssim un mètode bassat en una nova representació que ens permetia gestionar aquestes llistes de forma més fàcil.</text:p>
                                            </text:list-header>
                                          </text:list>
                                        </text:list-item>
                                      </text:list>
                                    </text:list-item>
                                  </text:list>
                                </text:list-item>
                              </text:list>
                            </text:list-item>
                          </text:list>
                        </text:list-item>
                      </text:list>
                    </text:list-item>
                  </text:list>
                </text:list-item>
              </text:list>
            </text:list-item>
          </text:list>
        </text:list-item>
      </text:list>
      <text:p text:style-name="P2">DIAPO 6</text:p>
      <text:p text:style-name="P2"><text:tab/>→ Resumir el que fa el nostre programa al final:</text:p>
      <text:list xml:id="list854267086" text:style-name="L7">
        <text:list-item>
          <text:list>
            <text:list-item>
              <text:list>
                <text:list-item>
                  <text:p text:style-name="P14">Té un editor de línies i estacions.</text:p>
                </text:list-item>
                <text:list-item>
                  <text:p text:style-name="P14">Es capaç de calcular el camí òptim segons certes restriccions indicades pels usuaris.</text:p>
                </text:list-item>
                <text:list-item>
                  <text:p text:style-name="P14">Interfície gràfica senzilla per l'usuari final, que conté un mapa dinàmic, és a dir, que <text:tab/>va variant amb els canvis que se li apliquen</text:p>
                </text:list-item>
                <text:list-item>
                  <text:p text:style-name="P14">Hauria tingut més coses si haguéssim tingut més temps, és a dir, és un projecte molt <text:tab/>interessant des del punt de vista que sempre pots anar afegint coses.</text:p>
                </text:list-item>
              </text:list>
            </text:list-item>
          </text:list>
        </text:list-item>
      </text:list>
      <text:p text:style-name="P2"/>
      <text:p text:style-name="P2">DIAPO 7</text:p>
      <text:p text:style-name="P2"><text:tab/>→ presentació de les conclusions extretes durant la realització del projecte</text:p>
      <text:list xml:id="list1966483061" text:style-name="L8">
        <text:list-item>
          <text:list>
            <text:list-item>
              <text:list>
                <text:list-item>
                  <text:p text:style-name="P15">L'eina git ens ha sigut de gran ajuda. Explica per què</text:p>
                </text:list-item>
                <text:list-item>
                  <text:p text:style-name="P15">Molt útil haver desenvolupat el codi del projecte amb un llenguatge orientat a <text:tab/>objectes. Comentar l'avantatge de treballar amb python que té una sintaxi molt <text:tab/>senzilla.</text:p>
                </text:list-item>
                <text:list-item>
                  <text:p text:style-name="P15">Divideix i venceràs: la clau de l'èxit.</text:p>
                </text:list-item>
                <text:list-item>
                  <text:p text:style-name="P15">Generalització. Exemples transport.py, transedit, etc. És a dir troços de codi que <text:tab/>s'utilitzen a molts mòduls i per no haver-ho de programar múltiples vegades usem <text:tab/>l'herència de python.</text:p>
                </text:list-item>
              </text:list>
            </text:list-item>
          </text:list>
        </text:list-item>
      </text:list>
      <text:p text:style-name="P2"/>
      <text:p text:style-name="P2">DIAPOS D'EXEMPLE</text:p>
      <text:p text:style-name="P2"/>
      <text:p text:style-name="P2"><text:tab/>La primera diapositiva d'exemple 1 ens mostra la cerca d'un camí en un mapa nou, que s'ha <text:tab/>modificat per la creació de dues noves línies que representa, són d'autobús.</text:p>
      <text:p text:style-name="P2"/>
      <text:p text:style-name="P2"><text:tab/>La segona diapositiva és un exemple de l'aplicació de les restriccions optatives. En aquest <text:tab/>cas veiem com per modificar el nombre màxim de parades que volem travessar es modifica <text:tab/>el camí trobat.</text:p>
      <text:p text:style-name="P2"/>
      <text:p text:style-name="P2"><text:soft-page-break/><text:tab/>En el tercer exemple tenim un exemple de l'editor, veiem dues finestres, la d'editar principal <text:tab/>i la d'editar estacions, on observem que es poden afegir nos enllaços a l'estació, modificar la <text:tab/>posició, costos...</text:p>
      <text:list xml:id="list1888898593" text:continue-list="list75895598" text:style-name="L4">
        <text:list-item>
          <text:list>
            <text:list-item>
              <text:list>
                <text:list-header>
                  <text:p text:style-name="P9"/>
                </text:list-header>
              </text:list>
            </text:list-item>
          </text:list>
        </text:list-item>
      </text:list>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m </meta:initial-creator>
    <meta:creation-date>2013-04-04T16:46:48</meta:creation-date>
    <dc:date>2013-04-04T18:57:07</dc:date>
    <dc:creator>Guillem </dc:creator>
    <meta:editing-duration>PT1H39M17S</meta:editing-duration>
    <meta:editing-cycles>7</meta:editing-cycles>
    <meta:generator>LibreOffice/3.5$Linux_x86 LibreOffice_project/350m1$Build-2</meta:generator>
    <meta:document-statistic meta:table-count="0" meta:image-count="0" meta:object-count="0" meta:page-count="3" meta:paragraph-count="71" meta:word-count="713" meta:character-count="4031" meta:non-whitespace-character-count="3394"/>
  </office:meta>
</office:document-meta>
</file>